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iandra GD" svg:font-family="Maiandra GD" style:font-family-generic="swiss" style:font-pitch="variable" svg:panose-1="2 14 5 2 3 3 8 2 2 4"/>
    <style:font-face style:name="TimesNewRoman,Bold" svg:font-family="TimesNewRoman,Bold" style:font-family-generic="system" svg:panose-1="0 0 0 0 0 0 0 0 0 0"/>
    <style:font-face style:name="TimesNewRoman,Italic" svg:font-family="TimesNewRoman,Italic" style:font-family-generic="system" svg:panose-1="0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format="1" text:start-value="1997">
        <style:list-level-properties text:space-before="0in" text:min-label-width="2.5in"/>
      </text:list-level-style-number>
    </text:list-style>
    <text:list-style style:name="LFO2">
      <text:list-level-style-bullet text:level="1" text:style-name="WW_CharLFO2LVL1" text:bullet-char="">
        <style:list-level-properties text:space-before="0in" text:min-label-width="0.25in"/>
        <style:text-properties style:font-name="Symbol"/>
      </text:list-level-style-bullet>
    </text:list-style>
    <text:list-style style:name="LFO3">
      <text:list-level-style-bullet text:level="1" text:style-name="WW_CharLFO3LVL1" text:bullet-char="">
        <style:list-level-properties text:space-before="0in" text:min-label-width="0.25in"/>
        <style:text-properties style:font-name="Symbol"/>
      </text:list-level-style-bullet>
    </text:list-style>
    <text:list-style style:name="LFO4">
      <text:list-level-style-bullet text:level="1" text:style-name="WW_CharLFO4LVL1" text:bullet-char="">
        <style:list-level-properties text:space-before="0in" text:min-label-width="0.25in"/>
        <style:text-properties style:font-name="Symbol"/>
      </text:list-level-style-bullet>
    </text:list-style>
    <text:list-style style:name="LFO5">
      <text:list-level-style-bullet text:level="1" text:style-name="WW_CharLFO5LVL1" text:bullet-char="">
        <style:list-level-properties text:space-before="0in" text:min-label-width="0.25in"/>
        <style:text-properties style:font-name="Symbol"/>
      </text:list-level-style-bullet>
    </text:list-style>
    <text:list-style style:name="LFO6">
      <text:list-level-style-bullet text:level="1" text:style-name="WW_CharLFO6LVL1" text:bullet-char="">
        <style:list-level-properties text:space-before="0in" text:min-label-width="0.25in"/>
        <style:text-properties style:font-name="Symbol"/>
      </text:list-level-style-bullet>
    </text:list-style>
    <text:list-style style:name="LFO7">
      <text:list-level-style-bullet text:level="1" text:style-name="WW_CharLFO7LVL1" text:bullet-char="">
        <style:list-level-properties text:space-before="0.25in" text:min-label-width="0.25in"/>
        <style:text-properties style:font-name="Symbol"/>
      </text:list-level-style-bullet>
    </text:list-style>
    <text:list-style style:name="LFO8">
      <text:list-level-style-bullet text:level="1" text:style-name="WW_CharLFO8LVL1" text:bullet-char="">
        <style:list-level-properties text:space-before="0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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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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border-top="none" fo:border-left="none" fo:border-bottom="0.0416in solid #000000" fo:border-right="none" fo:padding-top="0in" fo:padding-left="0in" fo:padding-bottom="0.0138in" fo:padding-right="0in" style:shadow="none" style:text-autospace="none">
        <style:tab-stops>
          <style:tab-stop style:type="right" style:position="7.4375in"/>
        </style:tab-stops>
      </style:paragraph-properties>
    </style:style>
    <style:style style:name="T2" style:parent-style-name="DefaultParagraphFont" style:family="text">
      <style:text-properties style:font-name="Maiandra GD" style:font-name-asian="Calibri" style:font-name-complex="TimesNewRoman,Bold" fo:font-weight="bold" style:font-weight-asian="bold" style:font-weight-complex="bold" fo:font-size="15pt" style:font-size-asian="15pt" style:font-size-complex="15pt"/>
    </style:style>
    <style:style style:name="T3" style:parent-style-name="DefaultParagraphFont" style:family="text">
      <style:text-properties style:font-name="Maiandra GD" style:font-name-asian="Calibri" style:font-name-complex="TimesNewRoman,Bold" fo:font-weight="bold" style:font-weight-asian="bold" style:font-weight-complex="bold" fo:font-size="15pt" style:font-size-asian="15pt" style:font-size-complex="15pt"/>
    </style:style>
    <style:style style:name="T4" style:parent-style-name="DefaultParagraphFont" style:family="text">
      <style:text-properties style:font-name="Maiandra GD" style:font-name-asian="Calibri" style:font-name-complex="TimesNewRoman,Italic" fo:font-style="italic" style:font-style-asian="italic" style:font-style-complex="italic" style:font-size-complex="12pt"/>
    </style:style>
    <style:style style:name="T5" style:parent-style-name="DefaultParagraphFont" style:family="text">
      <style:text-properties style:font-name="Maiandra GD" style:font-name-asian="Calibri" style:font-name-complex="TimesNewRoman,Italic" fo:font-style="italic" style:font-style-asian="italic" style:font-style-complex="italic" style:font-size-complex="12pt"/>
    </style:style>
    <style:style style:name="T6" style:parent-style-name="DefaultParagraphFont" style:family="text">
      <style:text-properties style:font-name="Maiandra GD" style:font-name-complex="Arial" fo:font-weight="bold" style:font-weight-asian="bold" fo:font-size="10.5pt" style:font-size-asian="10.5pt" style:font-size-complex="10.5pt"/>
    </style:style>
    <style:style style:name="P7" style:parent-style-name="Normal" style:family="paragraph">
      <style:text-properties style:font-name="Maiandra GD" style:font-name-complex="Arial" fo:font-weight="bold" style:font-weight-asian="bold" fo:font-size="10pt" style:font-size-asian="10pt" style:font-size-complex="10.5pt"/>
    </style:style>
    <style:style style:name="P8" style:parent-style-name="ListParagraph" style:family="paragraph">
      <style:paragraph-properties fo:margin-bottom="0in" fo:line-height="100%" fo:margin-left="0.1875in">
        <style:tab-stops/>
      </style:paragraph-properties>
      <style:text-properties style:font-name="Maiandra GD" style:font-name-complex="Arial" fo:font-size="10pt" style:font-size-asian="10pt" style:font-size-complex="10pt"/>
    </style:style>
    <style:style style:name="P9" style:parent-style-name="ListParagraph" style:family="paragraph">
      <style:paragraph-properties fo:margin-bottom="0in" fo:line-height="100%" fo:margin-left="0.25in">
        <style:tab-stops/>
      </style:paragraph-properties>
      <style:text-properties style:font-name="Maiandra GD" style:font-name-complex="Arial" fo:font-size="10pt" style:font-size-asian="10pt" style:font-size-complex="10pt"/>
    </style:style>
    <style:style style:name="P10" style:parent-style-name="Heading8" style:family="paragraph">
      <style:paragraph-properties fo:text-indent="0.1875in"/>
      <style:text-properties style:font-name="Maiandra GD" style:font-name-complex="Arial" fo:font-size="10pt" style:font-size-asian="10pt"/>
    </style:style>
    <style:style style:name="P11" style:parent-style-name="ListParagraph" style:family="paragraph">
      <style:paragraph-properties fo:margin-bottom="0in" fo:line-height="100%" fo:margin-left="0.375in" fo:text-indent="-0.1875in">
        <style:tab-stops/>
      </style:paragraph-properties>
    </style:style>
    <style:style style:name="T12" style:parent-style-name="DefaultParagraphFont" style:family="text">
      <style:text-properties style:font-name="Maiandra GD" style:font-name-complex="Arial" fo:font-size="10pt" style:font-size-asian="10pt"/>
    </style:style>
    <style:style style:name="T13" style:parent-style-name="DefaultParagraphFont" style:family="text">
      <style:text-properties style:font-name="Maiandra GD" style:font-name-complex="Arial" fo:font-size="10pt" style:font-size-asian="10pt"/>
    </style:style>
    <style:style style:name="T14" style:parent-style-name="DefaultParagraphFont" style:family="text">
      <style:text-properties style:font-name="Maiandra GD" style:font-name-complex="Arial" fo:font-size="10pt" style:font-size-asian="10pt"/>
    </style:style>
    <style:style style:name="P15" style:parent-style-name="ListParagraph" style:family="paragraph">
      <style:paragraph-properties fo:margin-bottom="0in" fo:line-height="100%" fo:margin-left="0.375in" fo:text-indent="-0.1875in">
        <style:tab-stops/>
      </style:paragraph-properties>
    </style:style>
    <style:style style:name="T16" style:parent-style-name="DefaultParagraphFont" style:family="text">
      <style:text-properties style:font-name="Maiandra GD" style:font-name-complex="Arial" fo:font-size="10pt" style:font-size-asian="10pt"/>
    </style:style>
    <style:style style:name="T17" style:parent-style-name="DefaultParagraphFont" style:family="text">
      <style:text-properties style:font-name="Maiandra GD" style:font-name-complex="Arial" fo:font-size="10pt" style:font-size-asian="10pt"/>
    </style:style>
    <style:style style:name="T18" style:parent-style-name="DefaultParagraphFont" style:family="text">
      <style:text-properties style:font-name="Maiandra GD" style:font-name-complex="Arial" fo:font-size="10pt" style:font-size-asian="10pt"/>
    </style:style>
    <style:style style:name="P19" style:parent-style-name="ListParagraph" style:family="paragraph">
      <style:paragraph-properties fo:margin-bottom="0in" fo:line-height="100%"/>
      <style:text-properties style:font-name="Maiandra GD" fo:font-size="10pt" style:font-size-asian="10pt"/>
    </style:style>
    <style:style style:name="P20" style:parent-style-name="Heading8" style:family="paragraph">
      <style:paragraph-properties fo:margin-left="2.5in" fo:text-indent="-2.3125in">
        <style:tab-stops/>
      </style:paragraph-properties>
      <style:text-properties style:font-name="Maiandra GD" style:font-name-complex="Arial" fo:font-size="10pt" style:font-size-asian="10pt"/>
    </style:style>
    <style:style style:name="P21" style:parent-style-name="ListParagraph" style:family="paragraph">
      <style:paragraph-properties fo:margin-bottom="0in" fo:margin-left="0.375in" fo:text-indent="-0.1875in">
        <style:tab-stops/>
      </style:paragraph-properties>
      <style:text-properties style:font-name="Maiandra GD" fo:font-size="10pt" style:font-size-asian="10pt"/>
    </style:style>
    <style:style style:name="P22" style:parent-style-name="ListParagraph" style:family="paragraph">
      <style:paragraph-properties fo:margin-bottom="0in" fo:margin-left="0.25in">
        <style:tab-stops/>
      </style:paragraph-properties>
      <style:text-properties style:font-name="Maiandra GD" fo:font-size="10pt" style:font-size-asian="10pt"/>
    </style:style>
    <style:style style:name="P23" style:parent-style-name="Heading8" style:family="paragraph">
      <style:paragraph-properties fo:text-indent="0.1875in"/>
      <style:text-properties style:font-name="Maiandra GD" style:font-name-complex="Arial" fo:font-size="10pt" style:font-size-asian="10pt"/>
    </style:style>
    <style:style style:name="P24" style:parent-style-name="ListParagraph" style:family="paragraph">
      <style:paragraph-properties fo:margin-bottom="0in" fo:margin-left="0.375in" fo:text-indent="-0.1875in">
        <style:tab-stops/>
      </style:paragraph-properties>
      <style:text-properties style:font-name="Maiandra GD" fo:font-size="10pt" style:font-size-asian="10pt"/>
    </style:style>
    <style:style style:name="P25" style:parent-style-name="ListParagraph" style:family="paragraph">
      <style:paragraph-properties fo:margin-bottom="0in" fo:margin-left="0.375in" fo:text-indent="-0.1875in">
        <style:tab-stops/>
      </style:paragraph-properties>
    </style:style>
    <style:style style:name="T26" style:parent-style-name="DefaultParagraphFont" style:family="text">
      <style:text-properties style:font-name="Maiandra GD" fo:font-size="10pt" style:font-size-asian="10pt"/>
    </style:style>
    <style:style style:name="T27" style:parent-style-name="DefaultParagraphFont" style:family="text">
      <style:text-properties style:font-name="Maiandra GD" fo:font-size="10pt" style:font-size-asian="10pt"/>
    </style:style>
    <style:style style:name="T28" style:parent-style-name="DefaultParagraphFont" style:family="text">
      <style:text-properties style:font-name="Maiandra GD" fo:font-size="10pt" style:font-size-asian="10pt"/>
    </style:style>
    <style:style style:name="T29" style:parent-style-name="DefaultParagraphFont" style:family="text">
      <style:text-properties style:font-name="Maiandra GD" fo:font-size="10pt" style:font-size-asian="10pt"/>
    </style:style>
    <style:style style:name="P30" style:parent-style-name="Normal" style:family="paragraph">
      <style:text-properties style:font-name="Maiandra GD" style:font-name-complex="Arial" fo:font-weight="bold" style:font-weight-asian="bold" fo:font-size="10pt" style:font-size-asian="10pt" style:font-size-complex="10.5pt"/>
    </style:style>
    <style:style style:name="P31" style:parent-style-name="ListParagraph" style:family="paragraph">
      <style:paragraph-properties fo:margin-bottom="0in" fo:line-height="100%" fo:margin-left="0.5in" fo:text-indent="-0.3125in">
        <style:tab-stops>
          <style:tab-stop style:type="left" style:position="-0.125in"/>
        </style:tab-stops>
      </style:paragraph-properties>
    </style:style>
    <style:style style:name="T32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33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34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35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36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37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38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39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40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41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42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43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44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45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P46" style:parent-style-name="ListParagraph" style:family="paragraph">
      <style:paragraph-properties fo:margin-bottom="0in" fo:line-height="100%" fo:margin-left="0.5in" fo:text-indent="-0.3125in">
        <style:tab-stops>
          <style:tab-stop style:type="left" style:position="-0.125in"/>
        </style:tab-stops>
      </style:paragraph-properties>
    </style:style>
    <style:style style:name="T47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48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49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50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51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52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53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P54" style:parent-style-name="ListParagraph" style:family="paragraph">
      <style:paragraph-properties fo:margin-bottom="0in" fo:line-height="100%" fo:margin-left="0.5in" fo:text-indent="-0.3125in">
        <style:tab-stops>
          <style:tab-stop style:type="left" style:position="-0.125in"/>
        </style:tab-stops>
      </style:paragraph-properties>
    </style:style>
    <style:style style:name="T55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56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57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58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P59" style:parent-style-name="ListParagraph" style:family="paragraph">
      <style:paragraph-properties fo:margin-bottom="0in" fo:line-height="100%" fo:margin-left="0.5in" fo:text-indent="-0.3125in">
        <style:tab-stops>
          <style:tab-stop style:type="left" style:position="-0.125in"/>
        </style:tab-stops>
      </style:paragraph-properties>
    </style:style>
    <style:style style:name="T60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P61" style:parent-style-name="ListParagraph" style:family="paragraph">
      <style:paragraph-properties fo:margin-bottom="0in" fo:line-height="100%" fo:margin-left="0.5in" fo:text-indent="-0.3125in">
        <style:tab-stops>
          <style:tab-stop style:type="left" style:position="-0.125in"/>
        </style:tab-stops>
      </style:paragraph-properties>
    </style:style>
    <style:style style:name="T62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P63" style:parent-style-name="ListParagraph" style:family="paragraph">
      <style:paragraph-properties fo:margin-bottom="0in" fo:line-height="100%" fo:margin-left="0.5in" fo:text-indent="-0.3125in">
        <style:tab-stops>
          <style:tab-stop style:type="left" style:position="-0.125in"/>
        </style:tab-stops>
      </style:paragraph-properties>
    </style:style>
    <style:style style:name="T64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65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66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67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68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69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P70" style:parent-style-name="ListParagraph" style:family="paragraph">
      <style:paragraph-properties fo:margin-bottom="0in" fo:line-height="100%" fo:margin-left="0.25in">
        <style:tab-stops/>
      </style:paragraph-properties>
      <style:text-properties style:font-name="Maiandra GD" style:font-name-complex="Arial" fo:font-weight="bold" style:font-weight-asian="bold" fo:font-size="10pt" style:font-size-asian="10pt" style:font-size-complex="10pt"/>
    </style:style>
    <style:style style:name="P71" style:parent-style-name="ListParagraph" style:family="paragraph">
      <style:paragraph-properties fo:margin-bottom="0in" fo:line-height="100%" fo:margin-left="0.5in" fo:text-indent="-0.3125in">
        <style:tab-stops>
          <style:tab-stop style:type="left" style:position="-0.125in"/>
        </style:tab-stops>
      </style:paragraph-properties>
      <style:text-properties style:font-name="Maiandra GD" style:font-name-complex="Arial" fo:font-size="10pt" style:font-size-asian="10pt" style:font-size-complex="10pt"/>
    </style:style>
    <style:style style:name="P72" style:parent-style-name="ListParagraph" style:family="paragraph">
      <style:paragraph-properties fo:margin-bottom="0in" fo:line-height="100%" fo:margin-left="0.5in" fo:text-indent="-0.3125in">
        <style:tab-stops>
          <style:tab-stop style:type="left" style:position="-0.125in"/>
        </style:tab-stops>
      </style:paragraph-properties>
      <style:text-properties style:font-name="Maiandra GD" style:font-name-complex="Arial" fo:font-size="10pt" style:font-size-asian="10pt" style:font-size-complex="10pt"/>
    </style:style>
    <style:style style:name="P73" style:parent-style-name="Normal" style:family="paragraph">
      <style:paragraph-properties>
        <style:tab-stops>
          <style:tab-stop style:type="left" style:position="0.9791in"/>
        </style:tab-stops>
      </style:paragraph-properties>
    </style:style>
    <style:style style:name="T74" style:parent-style-name="DefaultParagraphFont" style:family="text">
      <style:text-properties style:font-name="Maiandra GD" style:font-name-complex="Arial" fo:font-weight="bold" style:font-weight-asian="bold" fo:font-size="10pt" style:font-size-asian="10pt"/>
    </style:style>
    <style:style style:name="P75" style:parent-style-name="ListParagraph" style:family="paragraph">
      <style:paragraph-properties fo:margin-bottom="0in" fo:line-height="100%" fo:margin-left="0.5in" fo:text-indent="-0.3125in">
        <style:tab-stops>
          <style:tab-stop style:type="left" style:position="-0.125in"/>
        </style:tab-stops>
      </style:paragraph-properties>
    </style:style>
    <style:style style:name="T76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77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78" style:parent-style-name="DefaultParagraphFont" style:family="text">
      <style:text-properties style:font-name="Maiandra GD" style:font-name-complex="Arial" fo:font-size="10pt" style:font-size-asian="10pt"/>
    </style:style>
    <style:style style:name="T79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P80" style:parent-style-name="ListParagraph" style:family="paragraph">
      <style:paragraph-properties fo:margin-bottom="0in" fo:line-height="100%" fo:margin-left="0.5in" fo:text-indent="-0.3125in">
        <style:tab-stops>
          <style:tab-stop style:type="left" style:position="-0.125in"/>
        </style:tab-stops>
      </style:paragraph-properties>
      <style:text-properties style:font-name="Maiandra GD" style:font-name-complex="Arial" fo:font-size="10pt" style:font-size-asian="10pt" style:font-size-complex="10pt"/>
    </style:style>
    <style:style style:name="P81" style:parent-style-name="ListParagraph" style:family="paragraph">
      <style:paragraph-properties fo:margin-bottom="0in" fo:line-height="100%" fo:margin-left="0in">
        <style:tab-stops/>
      </style:paragraph-properties>
      <style:text-properties style:font-name="Maiandra GD" style:font-name-complex="Arial" fo:font-size="10pt" style:font-size-asian="10pt" style:font-size-complex="10pt"/>
    </style:style>
    <style:style style:name="P82" style:parent-style-name="ListParagraph" style:family="paragraph">
      <style:paragraph-properties fo:margin-bottom="0in" fo:line-height="100%" fo:margin-left="0.375in">
        <style:tab-stops>
          <style:tab-stop style:type="left" style:position="0.0625in"/>
          <style:tab-stop style:type="right" style:position="7.0625in"/>
        </style:tab-stops>
      </style:paragraph-properties>
    </style:style>
    <style:style style:name="T83" style:parent-style-name="DefaultParagraphFont" style:family="text">
      <style:text-properties style:font-name="Maiandra GD" style:font-name-complex="Arial" fo:font-size="10pt" style:font-size-asian="10pt"/>
    </style:style>
    <style:style style:name="T84" style:parent-style-name="DefaultParagraphFont" style:family="text">
      <style:text-properties style:font-name="Maiandra GD" style:font-name-complex="Arial" fo:font-size="10pt" style:font-size-asian="10pt"/>
    </style:style>
    <style:style style:name="T85" style:parent-style-name="DefaultParagraphFont" style:family="text">
      <style:text-properties style:font-name="Maiandra GD" style:font-name-complex="Arial" fo:font-size="10pt" style:font-size-asian="10pt"/>
    </style:style>
    <style:style style:name="P86" style:parent-style-name="ListParagraph" style:family="paragraph">
      <style:paragraph-properties fo:margin-bottom="0in" fo:line-height="100%" fo:margin-left="0.375in">
        <style:tab-stops>
          <style:tab-stop style:type="left" style:position="0.0625in"/>
          <style:tab-stop style:type="right" style:position="7.0625in"/>
        </style:tab-stops>
      </style:paragraph-properties>
    </style:style>
    <style:style style:name="T87" style:parent-style-name="DefaultParagraphFont" style:family="text">
      <style:text-properties style:font-name="Maiandra GD" style:font-name-complex="Arial" fo:font-size="10pt" style:font-size-asian="10pt"/>
    </style:style>
    <style:style style:name="T88" style:parent-style-name="DefaultParagraphFont" style:family="text">
      <style:text-properties style:font-name="Maiandra GD" style:font-name-complex="Arial" fo:font-size="10pt" style:font-size-asian="10pt"/>
    </style:style>
    <style:style style:name="T89" style:parent-style-name="DefaultParagraphFont" style:family="text">
      <style:text-properties style:font-name="Maiandra GD" style:font-name-complex="Arial" fo:font-size="10pt" style:font-size-asian="10pt"/>
    </style:style>
    <style:style style:name="P90" style:parent-style-name="ListParagraph" style:family="paragraph">
      <style:paragraph-properties fo:margin-bottom="0in" fo:line-height="100%" fo:margin-left="0.375in">
        <style:tab-stops>
          <style:tab-stop style:type="left" style:position="0.0625in"/>
        </style:tab-stops>
      </style:paragraph-properties>
    </style:style>
    <style:style style:name="T91" style:parent-style-name="DefaultParagraphFont" style:family="text">
      <style:text-properties style:font-name="Maiandra GD" style:font-name-complex="Arial" fo:font-size="10pt" style:font-size-asian="10pt"/>
    </style:style>
    <style:style style:name="T92" style:parent-style-name="DefaultParagraphFont" style:family="text">
      <style:text-properties style:font-name="Maiandra GD" style:font-name-complex="Arial" fo:font-size="10pt" style:font-size-asian="10pt"/>
    </style:style>
    <style:style style:name="P93" style:parent-style-name="Normal" style:family="paragraph">
      <style:text-properties style:font-name="Maiandra GD" fo:font-size="10pt" style:font-size-asian="10pt"/>
    </style:style>
    <style:style style:name="P94" style:parent-style-name="ListParagraph" style:family="paragraph">
      <style:paragraph-properties fo:margin-bottom="0in" fo:text-indent="-0.3125in">
        <style:tab-stops>
          <style:tab-stop style:type="left" style:position="-0.125in"/>
        </style:tab-stops>
      </style:paragraph-properties>
      <style:text-properties style:font-name="Maiandra GD" style:font-name-complex="Arial" fo:font-size="10pt" style:font-size-asian="10pt"/>
    </style:style>
    <style:style style:name="P95" style:parent-style-name="ListParagraph" style:family="paragraph">
      <style:paragraph-properties fo:margin-bottom="0in" fo:text-indent="-0.3125in">
        <style:tab-stops>
          <style:tab-stop style:type="left" style:position="-0.125in"/>
        </style:tab-stops>
      </style:paragraph-properties>
      <style:text-properties style:font-name="Maiandra GD" style:font-name-complex="Arial" fo:font-size="10pt" style:font-size-asian="10pt"/>
    </style:style>
    <style:style style:name="P96" style:parent-style-name="ListParagraph" style:family="paragraph">
      <style:paragraph-properties fo:margin-bottom="0in" fo:text-indent="-0.3125in">
        <style:tab-stops>
          <style:tab-stop style:type="left" style:position="-0.125in"/>
        </style:tab-stops>
      </style:paragraph-properties>
      <style:text-properties style:font-name="Maiandra GD" style:font-name-complex="Arial" fo:font-size="10pt" style:font-size-asian="10pt"/>
    </style:style>
    <style:style style:name="P97" style:parent-style-name="ListParagraph" style:family="paragraph">
      <style:paragraph-properties fo:margin-bottom="0in" fo:text-indent="-0.3125in">
        <style:tab-stops>
          <style:tab-stop style:type="left" style:position="-0.125in"/>
        </style:tab-stops>
      </style:paragraph-properties>
      <style:text-properties style:font-name="Maiandra GD" style:font-name-complex="Arial" fo:font-size="10pt" style:font-size-asian="10pt"/>
    </style:style>
    <style:style style:name="P98" style:parent-style-name="ListParagraph" style:family="paragraph">
      <style:paragraph-properties fo:margin-bottom="0in" fo:margin-left="0in">
        <style:tab-stops/>
      </style:paragraph-properties>
      <style:text-properties style:font-name="Maiandra GD" style:font-name-complex="Arial" fo:font-size="10pt" style:font-size-asian="10pt" style:font-size-complex="10pt"/>
    </style:style>
    <style:style style:name="P99" style:parent-style-name="ListParagraph" style:family="paragraph">
      <style:paragraph-properties fo:margin-bottom="0in" fo:line-height="100%" fo:margin-left="0.5in" fo:text-indent="-0.3125in">
        <style:tab-stops>
          <style:tab-stop style:type="left" style:position="-0.125in"/>
        </style:tab-stops>
      </style:paragraph-properties>
    </style:style>
    <style:style style:name="T100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01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02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03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04" style:parent-style-name="DefaultParagraphFont" style:family="text">
      <style:text-properties style:font-name="Maiandra GD" style:font-name-complex="Arial" fo:font-size="10pt" style:font-size-asian="10pt"/>
    </style:style>
    <style:style style:name="T105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P106" style:parent-style-name="ListParagraph" style:family="paragraph">
      <style:paragraph-properties fo:margin-bottom="0in" fo:line-height="100%" fo:margin-left="0.5in" fo:text-indent="-0.3125in">
        <style:tab-stops>
          <style:tab-stop style:type="left" style:position="-0.125in"/>
        </style:tab-stops>
      </style:paragraph-properties>
    </style:style>
    <style:style style:name="T107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08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09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10" style:parent-style-name="DefaultParagraphFont" style:family="text">
      <style:text-properties style:font-name="Maiandra GD" style:font-name-complex="Arial" style:text-line-through-style="solid" style:text-line-through-width="auto" style:text-line-through-color="font-color" style:text-line-through-mode="continuous" style:text-line-through-type="single" fo:font-size="10pt" style:font-size-asian="10pt" style:font-size-complex="10pt"/>
    </style:style>
    <style:style style:name="T111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12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13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14" style:parent-style-name="DefaultParagraphFont" style:family="text">
      <style:text-properties style:font-name="Maiandra GD" style:font-name-complex="Arial" fo:font-size="10pt" style:font-size-asian="10pt"/>
    </style:style>
    <style:style style:name="T115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P116" style:parent-style-name="ListParagraph" style:family="paragraph">
      <style:paragraph-properties fo:margin-bottom="0in" fo:line-height="100%" fo:margin-left="0.5in" fo:text-indent="-0.3125in">
        <style:tab-stops>
          <style:tab-stop style:type="left" style:position="-0.125in"/>
        </style:tab-stops>
      </style:paragraph-properties>
    </style:style>
    <style:style style:name="T117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18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19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20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21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22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23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24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25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26" style:parent-style-name="DefaultParagraphFont" style:family="text">
      <style:text-properties style:font-name="Maiandra GD" style:font-name-complex="Arial" fo:font-size="10pt" style:font-size-asian="10pt"/>
    </style:style>
    <style:style style:name="T127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P128" style:parent-style-name="ListParagraph" style:family="paragraph">
      <style:paragraph-properties fo:margin-bottom="0in" fo:line-height="100%" fo:margin-left="0.5in" fo:text-indent="-0.3125in">
        <style:tab-stops>
          <style:tab-stop style:type="left" style:position="-0.125in"/>
        </style:tab-stops>
      </style:paragraph-properties>
    </style:style>
    <style:style style:name="T129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30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31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32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33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34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35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36" style:parent-style-name="DefaultParagraphFont" style:family="text">
      <style:text-properties style:font-name="Maiandra GD" style:font-name-complex="Arial" fo:font-size="10pt" style:font-size-asian="10pt"/>
    </style:style>
    <style:style style:name="T137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38" style:parent-style-name="DefaultParagraphFont" style:family="text">
      <style:text-properties style:font-name="Maiandra GD" style:font-name-complex="Arial" fo:font-size="10pt" style:font-size-asian="10pt" style:font-size-complex="10pt"/>
    </style:style>
  </office:automatic-styles>
  <office:body>
    <office:text text:use-soft-page-breaks="true">
      <text:p text:style-name="P1"><text:span text:style-name="T2">Elie N. Rosen<text:s/></text:span><text:span text:style-name="T3"><text:tab/><text:s text:c="3"/></text:span><text:span text:style-name="T4">elie@mylifeiscomputers.net</text:span></text:p>
      <text:p text:style-name="Normal"><text:span text:style-name="T5">30 Easton Ave. Apt 601 | New Brunswick | NJ | 08901 | 914.536.2149</text:span><text:span text:style-name="T6"><text:s/></text:span></text:p>
      <text:p text:style-name="P7"/>
      <text:h text:style-name="Heading6" text:outline-level="6">Objective</text:h>
      <text:p text:style-name="P8">To acquire a<text:s/>summer internship in fields relating to<text:s/>hardware,<text:s/>embedded systems, programming, and robotics to further<text:s/>my<text:s/>passion for building cool devices.<text:s/>I am seeking a<text:s/>Computer<text:s/>Engineer internship to utilize my hard-work ethic, creative ideas and application know how within the framework of an established organization.</text:p>
      <text:p text:style-name="P9"/>
      <text:h text:style-name="Heading6" text:outline-level="6">Work Experience</text:h>
      <text:h text:style-name="P10" text:outline-level="8">Rice McVaney Communications – Microsoft Campus Representative<text:s/>(2011 - Present)</text:h>
      <text:list text:style-name="LFO12" text:continue-numbering="true">
        <text:list-item>
          <text:p text:style-name="P11"><text:span text:style-name="T12">Market Microsoft software and products to students on campus</text:span><text:span text:style-name="T13"><text:s/>- reached over 1,600 students</text:span><text:span text:style-name="T14">.</text:span></text:p>
        </text:list-item>
        <text:list-item>
          <text:p text:style-name="P15"><text:span text:style-name="T16">Acquire and compile comprehensive marketing research for Microsoft</text:span><text:span text:style-name="T17"><text:s/>- directly influenced the purchase of new laptops and gaming hardware</text:span><text:span text:style-name="T18">.</text:span></text:p>
        </text:list-item>
      </text:list>
      <text:p text:style-name="P19"/>
      <text:h text:style-name="P20" text:outline-level="8">Rutgers University – School of Engineering – Webmaster<text:s/>(2009 - Present)</text:h>
      <text:list text:style-name="LFO11" text:continue-numbering="true">
        <text:list-item>
          <text:p text:style-name="P21">Web development including custom web pages for departments, graduate programs, and professors along with various designs actively used across 15+ Rutgers websites.</text:p>
        </text:list-item>
      </text:list>
      <text:p text:style-name="P22"/>
      <text:h text:style-name="P23" text:outline-level="8">Pool Management Inc. – Pool Operator and Lifeguard<text:s/>(2007 - 2009)</text:h>
      <text:list text:style-name="LFO11" text:continue-numbering="true">
        <text:list-item>
          <text:p text:style-name="P24">Maintained<text:s/>chemical balance of pool water and prepared<text:s/>multiple<text:s/>pools for summer<text:s/>use.</text:p>
        </text:list-item>
        <text:list-item>
          <text:p text:style-name="P25"><text:span text:style-name="T26">Ensure</text:span><text:span text:style-name="T27">d</text:span><text:span text:style-name="T28"><text:s/>the safety and rule compliance of pool patrons</text:span><text:span text:style-name="T29">.</text:span></text:p>
        </text:list-item>
      </text:list>
      <text:p text:style-name="P30"/>
      <text:h text:style-name="Heading6" text:outline-level="6">Skills/knowledge</text:h>
      <text:list text:style-name="LFO3" text:continue-numbering="true">
        <text:list-item>
          <text:p text:style-name="P31"><text:span text:style-name="T32">C</text:span><text:span text:style-name="T33">ode<text:s/></text:span><text:span text:style-name="T34">experience<text:s/></text:span><text:span text:style-name="T35">(</text:span><text:span text:style-name="T36">C, C++,</text:span><text:span text:style-name="T37"><text:s/></text:span><text:span text:style-name="T38">Ruby / Rails,<text:s/></text:span><text:span text:style-name="T39">Python,<text:s/></text:span><text:span text:style-name="T40">Verilog,</text:span><text:span text:style-name="T41"><text:s/>x</text:span><text:span text:style-name="T42">86 Assembly,</text:span><text:span text:style-name="T43"><text:s/>PHP, MySQL,<text:s/></text:span><text:span text:style-name="T44">MATLAB, Maple</text:span><text:span text:style-name="T45">)<text:s/></text:span></text:p>
        </text:list-item>
        <text:list-item>
          <text:p text:style-name="P46"><text:span text:style-name="T47">Windows,<text:s/></text:span><text:span text:style-name="T48">Linux</text:span><text:span text:style-name="T49">,</text:span><text:span text:style-name="T50"><text:s/>Mac<text:s/></text:span><text:span text:style-name="T51">OS</text:span><text:span text:style-name="T52"><text:s/></text:span><text:span text:style-name="T53"><text:s/></text:span></text:p>
        </text:list-item>
        <text:list-item>
          <text:p text:style-name="P54"><text:span text:style-name="T55">Embedded Systems</text:span><text:span text:style-name="T56"><text:s/>(Arduino,<text:s/></text:span><text:span text:style-name="T57">MSP430</text:span><text:span text:style-name="T58">)<text:s/></text:span></text:p>
        </text:list-item>
        <text:list-item>
          <text:p text:style-name="P59"><text:span text:style-name="T60">Robotics</text:span></text:p>
        </text:list-item>
        <text:list-item>
          <text:p text:style-name="P61"><text:span text:style-name="T62">PCB production (Eagle CAD, PSpice, Multisim)<text:s/></text:span></text:p>
        </text:list-item>
        <text:list-item>
          <text:p text:style-name="P63"><text:span text:style-name="T64">Knowledge of<text:s/></text:span><text:span text:style-name="T65">basic<text:s/></text:span><text:span text:style-name="T66">Hebrew</text:span><text:span text:style-name="T67"><text:s/></text:span><text:span text:style-name="T68">and<text:s/></text:span><text:span text:style-name="T69">Spanish</text:span></text:p>
        </text:list-item>
      </text:list>
      <text:p text:style-name="P70"/>
      <text:h text:style-name="Heading6" text:outline-level="6">Code and Projects</text:h>
      <text:list text:style-name="LFO3" text:continue-numbering="true">
        <text:list-item>
          <text:p text:style-name="P71">Online code and<text:s/>circuit board portfolio -<text:s/>http://erosen.github.com/</text:p>
        </text:list-item>
        <text:list-item>
          <text:p text:style-name="P72">Blog<text:s/>of<text:s/><text:bookmark-start text:name="_GoBack"/><text:bookmark-end text:name="_GoBack"/>current projects<text:s/>and experiences<text:s/>- http://www.mylifeiscomputers.net/</text:p>
        </text:list-item>
      </text:list>
      <text:p text:style-name="P73"><text:span text:style-name="T74"><text:tab/></text:span></text:p>
      <text:h text:style-name="Heading6" text:outline-level="6">Awards and Achievements</text:h>
      <text:list text:style-name="LFO2" text:continue-numbering="true">
        <text:list-item>
          <text:p text:style-name="P75"><text:span text:style-name="T76">Intelligent Ground Vehicle<text:s/></text:span><text:span text:style-name="T77">Competition, Rochester, MI (</text:span><text:span text:style-name="T78">2011 – 2012</text:span><text:span text:style-name="T79">)</text:span></text:p>
        </text:list-item>
        <text:list-item>
          <text:p text:style-name="P80">University of Rochester Xerox Award for “Innovation &amp; Information Technology” (2008)</text:p>
        </text:list-item>
      </text:list>
      <text:p text:style-name="P81"/>
      <text:h text:style-name="Heading6" text:outline-level="6">Education<text:tab/><text:tab/></text:h>
      <text:p text:style-name="P82"><text:span text:style-name="T83">Rutgers University, School of Engineering, New Brunswick, NJ</text:span><text:span text:style-name="T84"><text:tab/><text:s text:c="11"/></text:span><text:span text:style-name="T85">Class of 2013</text:span></text:p>
      <text:p text:style-name="P86"><text:span text:style-name="T87">BS in Electrical &amp; Computer Engineering, Minor: Entrepreneurship</text:span><text:span text:style-name="T88"><text:tab/><text:s text:c="4"/></text:span><text:span text:style-name="T89">GPA: 3.0</text:span></text:p>
      <text:p text:style-name="P90"><text:span text:style-name="T91">Relevant courses:<text:s/></text:span><text:span text:style-name="T92">Computer Architecture, Digital Electronics, Digital Logic Design, Discrete Mathematics, Electronic Devices, Operating Systems, Programming Methodology</text:span></text:p>
      <text:p text:style-name="P93"/>
      <text:h text:style-name="Heading6" text:outline-level="6">Extracurricular Activities</text:h>
      <text:list text:style-name="LFO14" text:continue-numbering="true">
        <text:list-item>
          <text:p text:style-name="P94">IEEE Robotics –<text:s/>President-Elect,<text:s/>Vice President and National Member <text:s/>(2009 – Present)</text:p>
        </text:list-item>
        <text:list-item>
          <text:p text:style-name="P95">Rutgers University Student Linux User Group (2009<text:s/>–<text:s/>Present)</text:p>
        </text:list-item>
        <text:list-item>
          <text:p text:style-name="P96">Rutgers Entrepreneurial Society (2010 – Present)<text:s/></text:p>
        </text:list-item>
        <text:list-item>
          <text:p text:style-name="P97">Engineering Governing Council – Webmaster (2010 – 2011)</text:p>
        </text:list-item>
      </text:list>
      <text:p text:style-name="P98"/>
      <text:h text:style-name="Heading6" text:outline-level="6">Volunteer and Community Service</text:h>
      <text:list text:style-name="LFO2" text:continue-numbering="true">
        <text:list-item>
          <text:p text:style-name="P99"><text:span text:style-name="T100">Lifeguard for the<text:s/></text:span><text:span text:style-name="T101">New York State<text:s/></text:span><text:span text:style-name="T102">Special Olympics (2009</text:span><text:span text:style-name="T103"><text:s/></text:span><text:span text:style-name="T104">–<text:s/></text:span><text:span text:style-name="T105">2012)</text:span></text:p>
        </text:list-item>
        <text:list-item>
          <text:p text:style-name="P106"><text:span text:style-name="T107">Professional drowning<text:s/></text:span><text:span text:style-name="T108">victim</text:span><text:span text:style-name="T109"><text:s/>for Life Saving</text:span><text:span text:style-name="T110">s</text:span><text:span text:style-name="T111"><text:s/>course at YWCA of White Plains</text:span><text:span text:style-name="T112">, NY</text:span><text:span text:style-name="T113"><text:s/>(2009<text:s/></text:span><text:span text:style-name="T114">–<text:s/></text:span><text:span text:style-name="T115">2011)</text:span></text:p>
        </text:list-item>
        <text:list-item>
          <text:p text:style-name="P116"><text:span text:style-name="T117">Spokesperson<text:s/></text:span><text:span text:style-name="T118">for</text:span><text:span text:style-name="T119"><text:s/>the<text:s/></text:span><text:span text:style-name="T120">Rutgers University<text:s/></text:span><text:span text:style-name="T121">School of Engineering at<text:s/></text:span><text:span text:style-name="T122">annual<text:s/></text:span><text:span text:style-name="T123">Rutgers Day<text:s/></text:span><text:span text:style-name="T124">event<text:s/></text:span><text:span text:style-name="T125">(</text:span><text:span text:style-name="T126">2010 – 2012</text:span><text:span text:style-name="T127">)</text:span></text:p>
        </text:list-item>
        <text:list-item>
          <text:p text:style-name="P128"><text:span text:style-name="T129">Guest Lecturer for<text:s/></text:span><text:span text:style-name="T130">a one</text:span><text:span text:style-name="T131">-</text:span><text:span text:style-name="T132">day class on “How to Solder, Construct<text:s/></text:span><text:span text:style-name="T133">&amp;</text:span><text:span text:style-name="T134"><text:s/>Program a Line Following Robot” (2010</text:span><text:span text:style-name="T135"><text:s/></text:span><text:span text:style-name="T136">–</text:span><text:span text:style-name="T137"><text:s/>2011</text:span><text:span text:style-name="T138">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iandra GD" svg:font-family="Maiandra GD" style:font-family-generic="swiss" style:font-pitch="variable" svg:panose-1="2 14 5 2 3 3 8 2 2 4"/>
    <style:font-face style:name="TimesNewRoman,Bold" svg:font-family="TimesNewRoman,Bold" style:font-family-generic="system" svg:panose-1="0 0 0 0 0 0 0 0 0 0"/>
    <style:font-face style:name="TimesNewRoman,Italic" svg:font-family="TimesNewRoman,Italic" style:font-family-generic="system" svg:panose-1="0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center"/>
      <style:text-properties style:font-name="Comic Sans MS" fo:font-size="20pt" style:font-size-asian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/>
      <style:text-properties style:font-name="Comic Sans MS" fo:font-weight="bold" style:font-weight-asian="bold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/>
      <style:text-properties style:font-name="Tahoma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/>
      <style:text-properties style:font-name="Tahoma" fo:font-weight="bold" style:font-weight-asian="bold" fo:font-size="14pt" style:font-size-asian="14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margin-left="2in" fo:text-indent="-2in">
        <style:tab-stops/>
      </style:paragraph-properties>
      <style:text-properties style:font-name="Tahoma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/>
      <style:text-properties fo:font-weight="bold" style:font-weight-asian="bold" fo:font-size="11pt" style:font-size-asian="11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>
        <style:tab-stops/>
      </style:paragraph-properties>
      <style:text-properties fo:font-weight="bold" style:font-weight-asian="bold" fo:font-size="11pt" style:font-size-asian="11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text-align="center"/>
      <style:text-properties fo:font-weight="bold" style:font-weight-asian="bold" fo:font-size="10pt" style:font-size-asian="10pt" fo:hyphenate="false"/>
    </style:style>
    <style:style style:name="Normal" style:display-name="Normal" style:family="paragraph">
      <style:text-properties style:font-name="Arial" style:font-name-asian="Times New Roman" fo:font-size="12pt" style:font-size-asian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omic Sans MS" style:font-name-asian="Times New Roman" style:font-name-complex="Times New Roman" fo:font-size="20pt" style:font-size-asian="20pt" style:font-size-complex="10pt"/>
    </style:style>
    <style:style style:name="Heading2Char" style:display-name="Heading 2 Char" style:family="text" style:parent-style-name="DefaultParagraphFont">
      <style:text-properties style:font-name="Comic Sans MS" style:font-name-asian="Times New Roman" style:font-name-complex="Times New Roman" fo:font-weight="bold" style:font-weight-asian="bold" fo:font-size="12pt" style:font-size-asian="12pt" style:font-size-complex="10pt"/>
    </style:style>
    <style:style style:name="Heading3Char" style:display-name="Heading 3 Char" style:family="text" style:parent-style-name="DefaultParagraphFont">
      <style:text-properties style:font-name="Tahoma" style:font-name-asian="Times New Roman" style:font-name-complex="Times New Roman" fo:font-size="12pt" style:font-size-asian="12pt" style:font-size-complex="10pt"/>
    </style:style>
    <style:style style:name="Heading4Char" style:display-name="Heading 4 Char" style:family="text" style:parent-style-name="DefaultParagraphFont">
      <style:text-properties style:font-name="Tahoma" style:font-name-asian="Times New Roman" style:font-name-complex="Times New Roman" fo:font-weight="bold" style:font-weight-asian="bold" fo:font-size="14pt" style:font-size-asian="14pt" style:font-size-complex="10pt"/>
    </style:style>
    <style:style style:name="Heading6Char" style:display-name="Heading 6 Char" style:family="text" style:parent-style-name="DefaultParagraphFont">
      <style:text-properties style:font-name="Tahoma" style:font-name-asian="Times New Roman" style:font-name-complex="Times New Roman" fo:font-size="12pt" style:font-size-asian="12pt" style:font-size-complex="10pt"/>
    </style:style>
    <style:style style:name="Heading7Char" style:display-name="Heading 7 Char" style:family="text" style:parent-style-name="DefaultParagraphFont">
      <style:text-properties style:font-name="Arial" style:font-name-asian="Times New Roman" style:font-name-complex="Times New Roman" fo:font-weight="bold" style:font-weight-asian="bold" style:font-size-complex="10pt"/>
    </style:style>
    <style:style style:name="Heading8Char" style:display-name="Heading 8 Char" style:family="text" style:parent-style-name="DefaultParagraphFont">
      <style:text-properties style:font-name="Arial" style:font-name-asian="Times New Roman" style:font-name-complex="Times New Roman" fo:font-weight="bold" style:font-weight-asian="bold" style:font-size-complex="10pt"/>
    </style:style>
    <style:style style:name="Heading9Char" style:display-name="Heading 9 Char" style:family="text" style:parent-style-name="DefaultParagraphFont">
      <style:text-properties style:font-name="Arial" style:font-name-asian="Times New Roman" style:font-name-complex="Times New Roman" fo:font-weight="bold" style:font-weight-asian="bold" fo:font-size="10pt" style:font-size-asian="10pt" style:font-size-complex="10pt"/>
    </style:style>
    <style:style style:name="Title" style:display-name="Title" style:family="paragraph" style:parent-style-name="Normal">
      <style:paragraph-properties fo:text-align="center"/>
      <style:text-properties style:font-name="Tahoma" fo:font-size="14pt" style:font-size-asian="14pt" fo:hyphenate="false"/>
    </style:style>
    <style:style style:name="TitleChar" style:display-name="Title Char" style:family="text" style:parent-style-name="DefaultParagraphFont">
      <style:text-properties style:font-name="Tahoma" style:font-name-asian="Times New Roman" style:font-name-complex="Times New Roman" fo:font-size="14pt" style:font-size-asian="14pt" style:font-size-complex="10pt"/>
    </style:style>
    <style:style style:name="ListParagraph" style:display-name="List Paragraph" style:family="paragraph" style:parent-style-name="Normal">
      <style:paragraph-properties fo:margin-bottom="0.1388in" fo:line-height="115%" fo:margin-left="0.5in">
        <style:tab-stops/>
      </style:paragraph-properties>
      <style:text-properties style:font-name="Times New Roman" style:font-name-asian="Calibri" style:font-name-complex="Calibri" style:font-size-complex="12pt" style:language-complex="en" style:country-complex="US" fo:hyphenate="false"/>
    </style:style>
    <style:style style:name="street-address" style:display-name="street-address" style:family="text" style:parent-style-name="DefaultParagraphFont"/>
    <style:style style:name="locality" style:display-name="locality" style:family="text" style:parent-style-name="DefaultParagraphFont"/>
    <style:style style:name="region" style:display-name="region" style:family="text" style:parent-style-name="DefaultParagraphFont"/>
    <style:style style:name="postal-code" style:display-name="postal-code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6" style:num-format=""/>
      <text:outline-level-style text:level="7" style:num-format=""/>
      <text:outline-level-style text:level="8" style:num-format="1" text:start-value="1997">
        <style:list-level-properties text:space-before="0in" text:min-label-width="2.5in"/>
      </text:outline-level-style>
      <text:outline-level-style text:level="9" style:num-format=""/>
    </text:outline-style>
    <style:style style:name="WW_CharLFO2LVL1" style:family="text">
      <style:text-properties style:font-name="Symbol"/>
    </style: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 fo:font-size="10pt" style:font-size-asian="10pt" style:font-size-complex="10pt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 fo:font-size="10pt" style:font-size-asian="10pt" style:font-size-complex="10pt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format="1" text:start-value="1997">
        <style:list-level-properties text:space-before="0in" text:min-label-width="2.5in"/>
      </text:list-level-style-number>
    </text:list-style>
    <text:list-style style:name="LFO2">
      <text:list-level-style-bullet text:level="1" text:style-name="WW_CharLFO2LVL1" text:bullet-char="">
        <style:list-level-properties text:space-before="0in" text:min-label-width="0.25in"/>
        <style:text-properties style:font-name="Symbol"/>
      </text:list-level-style-bullet>
    </text:list-style>
    <text:list-style style:name="LFO3">
      <text:list-level-style-bullet text:level="1" text:style-name="WW_CharLFO3LVL1" text:bullet-char="">
        <style:list-level-properties text:space-before="0in" text:min-label-width="0.25in"/>
        <style:text-properties style:font-name="Symbol"/>
      </text:list-level-style-bullet>
    </text:list-style>
    <text:list-style style:name="LFO4">
      <text:list-level-style-bullet text:level="1" text:style-name="WW_CharLFO4LVL1" text:bullet-char="">
        <style:list-level-properties text:space-before="0in" text:min-label-width="0.25in"/>
        <style:text-properties style:font-name="Symbol"/>
      </text:list-level-style-bullet>
    </text:list-style>
    <text:list-style style:name="LFO5">
      <text:list-level-style-bullet text:level="1" text:style-name="WW_CharLFO5LVL1" text:bullet-char="">
        <style:list-level-properties text:space-before="0in" text:min-label-width="0.25in"/>
        <style:text-properties style:font-name="Symbol"/>
      </text:list-level-style-bullet>
    </text:list-style>
    <text:list-style style:name="LFO6">
      <text:list-level-style-bullet text:level="1" text:style-name="WW_CharLFO6LVL1" text:bullet-char="">
        <style:list-level-properties text:space-before="0in" text:min-label-width="0.25in"/>
        <style:text-properties style:font-name="Symbol"/>
      </text:list-level-style-bullet>
    </text:list-style>
    <text:list-style style:name="LFO7">
      <text:list-level-style-bullet text:level="1" text:style-name="WW_CharLFO7LVL1" text:bullet-char="">
        <style:list-level-properties text:space-before="0.25in" text:min-label-width="0.25in"/>
        <style:text-properties style:font-name="Symbol"/>
      </text:list-level-style-bullet>
    </text:list-style>
    <text:list-style style:name="LFO8">
      <text:list-level-style-bullet text:level="1" text:style-name="WW_CharLFO8LVL1" text:bullet-char="">
        <style:list-level-properties text:space-before="0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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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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3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Elie</meta:initial-creator>
    <dc:creator>Elie</dc:creator>
    <meta:creation-date>2012-04-07T01:44:00Z</meta:creation-date>
    <dc:date>2012-04-07T01:44:00Z</dc:date>
    <meta:print-date>2012-04-07T01:43:00Z</meta:print-date>
    <meta:template xlink:href="Normal.dotm" xlink:type="simple"/>
    <meta:editing-cycles>2</meta:editing-cycles>
    <meta:editing-duration>PT120S</meta:editing-duration>
    <meta:document-statistic meta:page-count="1" meta:paragraph-count="46" meta:word-count="409" meta:character-count="2821" meta:row-count="55" meta:non-whitespace-character-count="2458"/>
  </office:meta>
</office:document-meta>
</file>